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nthtable" style:family="table">
      <style:table-properties style:width="25.769cm" fo:margin-left="-0.06cm" fo:margin-right="-0.009cm" table:align="margins" style:may-break-between-rows="true"/>
    </style:style>
    <style:style style:name="monthtable.A" style:family="table-column">
      <style:table-column-properties style:column-width="1.762cm" style:rel-column-width="4481*"/>
    </style:style>
    <style:style style:name="monthtable.B" style:family="table-column">
      <style:table-column-properties style:column-width="1.81cm" style:rel-column-width="4602*"/>
    </style:style>
    <style:style style:name="monthtable.C" style:family="table-column">
      <style:table-column-properties style:column-width="1.302cm" style:rel-column-width="3310*"/>
    </style:style>
    <style:style style:name="monthtable.D" style:family="table-column">
      <style:table-column-properties style:column-width="18.276cm" style:rel-column-width="46478*"/>
    </style:style>
    <style:style style:name="monthtable.E" style:family="table-column">
      <style:table-column-properties style:column-width="2.621cm" style:rel-column-width="6664*"/>
    </style:style>
    <style:style style:name="month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nthtable.E1" style:family="table-cell">
      <style:table-cell-properties fo:padding="0.097cm" fo:border="0.002cm solid #000000"/>
    </style:style>
    <style:style style:name="monthtable.A2" style:family="table-cell">
      <style:table-cell-properties fo:padding="0.097cm" fo:border-left="0.002cm solid #000000" fo:border-right="none" fo:border-top="none" fo:border-bottom="0.002cm solid #000000"/>
    </style:style>
    <style:style style:name="monthtable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ar Diary – <text:span text:style-name="T2">11 Inf Bde, Vol 27</text:span></text:h>
      <text:p text:style-name="P1">March 1917</text:p>
      <table:table table:name="monthtable" table:style-name="monthtable">
        <table:table-column table:style-name="monthtable.A"/>
        <table:table-column table:style-name="monthtable.B"/>
        <table:table-column table:style-name="monthtable.C"/>
        <table:table-column table:style-name="monthtable.D"/>
        <table:table-column table:style-name="monthtable.E"/>
        <table:table-row>
          <table:table-cell table:style-name="monthtable.A1" office:value-type="string">
            <text:p text:style-name="Table_20_Heading">Place</text:p>
          </table:table-cell>
          <table:table-cell table:style-name="monthtable.A1" office:value-type="string">
            <text:p text:style-name="Table_20_Heading">Date</text:p>
          </table:table-cell>
          <table:table-cell table:style-name="monthtable.A1" office:value-type="string">
            <text:p text:style-name="Table_20_Heading">Hour</text:p>
          </table:table-cell>
          <table:table-cell table:style-name="monthtable.A1" office:value-type="string">
            <text:p text:style-name="Table_20_Heading">Summary of Events and Information</text:p>
          </table:table-cell>
          <table:table-cell table:style-name="monthtable.E1" office:value-type="string">
            <text:p text:style-name="Table_20_Heading">Remarks</text:p>
          </table:table-cell>
        </table:table-row>
        <table:table-row>
          <table:table-cell table:style-name="monthtable.A2" office:value-type="string">
            <text:p text:style-name="P2">Brig: H.Q.</text:p>
            <text:p text:style-name="P2">Sailly-Laurette.</text:p>
          </table:table-cell>
          <table:table-cell table:style-name="monthtable.A2" office:value-type="string">
            <text:p text:style-name="P2">1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at rest. (4<text:span text:style-name="T1">th</text:span> Div: less Artillery in G.H.Q. reserve)</text:p>
          </table:table-cell>
          <table:table-cell table:style-name="monthtable.E2" office:value-type="string">
            <text:p text:style-name="P2">see, Op. Orders No: 74</text:p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at rest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3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at rest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>Allonville</text:p>
          </table:table-cell>
          <table:table-cell table:style-name="monthtable.A2" office:value-type="string">
            <text:p text:style-name="P2">4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1<text:span text:style-name="T1">th</text:span> Inf. Brigade plus 11<text:span text:style-name="T1">th</text:span> Field Ambulance marched to the FRAMVILLERS – ST. GRATIEN AREA</text:p>
          </table:table-cell>
          <table:table-cell table:style-name="monthtable.E2" office:value-type="string">
            <text:p text:style-name="P2">see, Op. Orders No: 75</text:p>
          </table:table-cell>
        </table:table-row>
        <table:table-row>
          <table:table-cell table:style-name="monthtable.A2" office:value-type="string">
            <text:p text:style-name="P2">Talmas</text:p>
          </table:table-cell>
          <table:table-cell table:style-name="monthtable.A2" office:value-type="string">
            <text:p text:style-name="P2">5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1<text:span text:style-name="T1">th</text:span> Brigade Group continued its march.</text:p>
          </table:table-cell>
          <table:table-cell table:style-name="monthtable.E2" office:value-type="string">
            <text:p text:style-name="P2">see, Op. Orders No: 76</text:p>
          </table:table-cell>
        </table:table-row>
        <table:table-row>
          <table:table-cell table:style-name="monthtable.A2" office:value-type="string">
            <text:p text:style-name="P2">Gezaincourt</text:p>
          </table:table-cell>
          <table:table-cell table:style-name="monthtable.A2" office:value-type="string">
            <text:p text:style-name="P2">6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1<text:span text:style-name="T1">th</text:span> Brigade Group continued its march.</text:p>
          </table:table-cell>
          <table:table-cell table:style-name="monthtable.E2" office:value-type="string">
            <text:p text:style-name="P2">see, Op. Orders No: 77</text:p>
          </table:table-cell>
        </table:table-row>
        <table:table-row>
          <table:table-cell table:style-name="monthtable.A2" office:value-type="string">
            <text:p text:style-name="P2">Chau-de-beauvior</text:p>
          </table:table-cell>
          <table:table-cell table:style-name="monthtable.A2" office:value-type="string">
            <text:p text:style-name="P2">7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1<text:span text:style-name="T1">th</text:span> Brigade Group resumed the march to billets in the BUIRE-AUX_BOIS – NOEUX Area.</text:p>
          </table:table-cell>
          <table:table-cell table:style-name="monthtable.E2" office:value-type="string">
            <text:p text:style-name="P2">see, Op. Orders No: 78</text:p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8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9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0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 2/Lt Gregson joined us as Bombing Officer. (from The Hampshire Regt.)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1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2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3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4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5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6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7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8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ext:soft-page-break/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19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0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>Dieval</text:p>
          </table:table-cell>
          <table:table-cell table:style-name="monthtable.A2" office:value-type="string">
            <text:p text:style-name="P2">21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11<text:span text:style-name="T1">th</text:span> Brigade Group moved to the XVII Corps area.</text:p>
            <text:p text:style-name="P2">The Brigade Group, less 1<text:span text:style-name="T1">st</text:span> line transport &amp; 11<text:span text:style-name="T1">th</text:span> Field Ambulance – moved to their destination by motor bus.</text:p>
          </table:table-cell>
          <table:table-cell table:style-name="monthtable.E2" office:value-type="string">
            <text:p text:style-name="P2">see, Op. Orders No: 79</text:p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2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3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4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5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6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7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8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29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30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  <table:table-row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31.</text:p>
          </table:table-cell>
          <table:table-cell table:style-name="monthtable.A2" office:value-type="string">
            <text:p text:style-name="P2"/>
          </table:table-cell>
          <table:table-cell table:style-name="monthtable.A2" office:value-type="string">
            <text:p text:style-name="P2">The Brigade in training.</text:p>
          </table:table-cell>
          <table:table-cell table:style-name="monthtable.E2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NA: WO 95/1491/2, pp 2-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Knox</meta:initial-creator>
    <meta:creation-date>2020-10-12T12:21:33.51</meta:creation-date>
    <dc:date>2024-02-01T16:16:15.30</dc:date>
    <dc:creator>Alan Knox</dc:creator>
    <meta:editing-duration>P7DT15H42M42S</meta:editing-duration>
    <meta:editing-cycles>613</meta:editing-cycles>
    <meta:generator>OpenOffice/4.1.7$Win32 OpenOffice.org_project/417m1$Build-9800</meta:generator>
    <meta:document-statistic meta:table-count="1" meta:image-count="0" meta:object-count="0" meta:page-count="2" meta:paragraph-count="84" meta:word-count="269" meta:character-count="1481"/>
  </office:meta>
</office:document-meta>
</file>